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usgangsbasis: ab-initio Wien2k rechnungen als Basis (Grundzustände) für cluser-expansion. Cluster-expansion mittels ATAT/MAPS-Code. Ergebnis sind ECI (effective cluster interaction) Koeffiziennten, die die konstruktion einer kontinuierlichen Funktion ermögliche.</text:p>
      <text:p text:style-name="Standard"/>
      <text:p text:style-name="Standard">Diese wird dann als Hamiltonian für die thermodynamische Funktion (Zustandssumme) der Monte Carlo Simulation verwendet.</text:p>
      <text:p text:style-name="Standard"/>
      <text:p text:style-name="Standard">Die MC Simulation: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6-05T15:13:37</meta:creation-date>
    <dc:date>2012-06-05T16:02:03</dc:date>
    <meta:editing-duration>PT48M26S</meta:editing-duration>
    <meta:editing-cycles>2</meta:editing-cycles>
    <meta:generator>LibreOffice/3.4$Unix LibreOffice_project/340m1$Build-1206</meta:generator>
    <meta:document-statistic meta:table-count="0" meta:image-count="0" meta:object-count="0" meta:page-count="1" meta:paragraph-count="3" meta:word-count="44" meta:character-count="400" meta:non-whitespace-character-count="359"/>
  </office:meta>
</office:document-meta>
</file>